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p text:style-name="Standard"><text:a xlink:type="simple" xlink:href="http://code.google.com/p/robomagellan/">http://code.google.com/p/robomagellan/</text:a> </text:p>
      <text:p text:style-name="Standard"><text:a xlink:type="simple" xlink:href="http://code.google.com/p/mtsacmagellan/">http://code.google.com/p/mtsacmagellan/</text:a> </text:p>
      <text:p text:style-name="Standard"><text:a xlink:type="simple" xlink:href="http://everobotics.org/projects/robo-magellan/robo-magellan.html">http://everobotics.org/projects/robo-magellan/robo-magellan.html</text:a> </text:p>
      <text:p text:style-name="Standard"><text:a xlink:type="simple" xlink:href="http://www.bot-thoughts.com/2010/11/android-phone-robot-for-robomagellan.html">http://www.bot-thoughts.com/2010/11/android-phone-robot-for-robomagellan.html</text:a> </text:p>
      <text:p text:style-name="Standard"><text:a xlink:type="simple" xlink:href="https://github.com/petemarshall77/RoboMagellan">https://github.com/petemarshall77/RoboMagellan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  <text:p text:style-name="Standard"/>
      <text:h text:style-name="Heading_20_2" text:outline-level="2">Code snippets</text:h>
      <text:p text:style-name="Text_20_body"/>
      <text:p text:style-name="Text_20_body"><text:a xlink:type="simple" xlink:href="http://code.google.com/p/robomagellan/source/browse/dev/gps.c">http://code.google.com/p/robomagellan/source/browse/dev/gps.c</text:a> </text:p>
      <text:p text:style-name="Text_20_body"/>
      <text:p text:style-name="Preformatted_20_Text">double calc_target_distance(struct Location* pos, struct Location* dest)</text:p>
      <text:p text:style-name="Preformatted_20_Text">{</text:p>
      <text:p text:style-name="Preformatted_20_Text">    double a1,b1,a2,b2,dist;</text:p>
      <text:p text:style-name="Preformatted_20_Text">    a1 = pos-&gt;latitude * DtoR;</text:p>
      <text:p text:style-name="Preformatted_20_Text">    b1 = pos-&gt;longitude * DtoR;</text:p>
      <text:p text:style-name="Preformatted_20_Text">    a2 = dest-&gt;latitude * DtoR;</text:p>
      <text:p text:style-name="Preformatted_20_Text">    b2 = dest-&gt;longitude * DtoR;</text:p>
      <text:p text:style-name="Preformatted_20_Text">    dist = acos((cos(a1) * cos(b1) * cos(a2) * cos(b2)) + (cos(a1) * sin(b1) * cos(a2) * sin(b2)) + (sin(a1) * sin(a2))) * R;</text:p>
      <text:p text:style-name="Preformatted_20_Text">    //printf("a1: %f\nb1: %f\na2: %f\nb2: %f\n",a1,b1,a2,b2);</text:p>
      <text:p text:style-name="Preformatted_20_Text">    //printf("distance: %f meters.\n",dist);</text:p>
      <text:p text:style-name="Preformatted_20_Text">    return dist;</text:p>
      <text:p text:style-name="Preformatted_20_Text">}</text:p>
      <text:p text:style-name="Preformatted_20_Text">double calc_target_heading(struct Location* pos, struct Location* dest)</text:p>
      <text:p text:style-name="Preformatted_20_Text">{</text:p>
      <text:p text:style-name="Preformatted_20_Text">    double dlong, lat1, lat2, y, x, bearing;</text:p>
      <text:p text:style-name="Preformatted_20_Text">    lat1 = pos-&gt;latitude * DtoR;</text:p>
      <text:p text:style-name="Preformatted_20_Text">    lat2 = dest-&gt;latitude * DtoR;</text:p>
      <text:p text:style-name="Preformatted_20_Text">    dlong = (dest-&gt;longitude - pos-&gt;longitude) * DtoR;</text:p>
      <text:p text:style-name="Preformatted_20_Text">    </text:p>
      <text:p text:style-name="Preformatted_20_Text">    y = sin(dlong) * cos(lat2);</text:p>
      <text:p text:style-name="Preformatted_20_Text">    x = (cos(lat1) * sin(lat2)) - (sin(lat1) * cos(lat2) * cos(dlong));</text:p>
      <text:p text:style-name="Preformatted_20_Text">    bearing = atan2(y,x) * RtoD;</text:p>
      <text:p text:style-name="Preformatted_20_Text">    bearing = (bearing &lt; 0) ? bearing + 360 : bearing;</text:p>
      <text:p text:style-name="Preformatted_20_Text"><text:soft-page-break/>    return bearing;</text:p>
      <text:p text:style-name="Preformatted_20_Text">}</text:p>
      <text:p text:style-name="Preformatted_20_Text">double get_relative_heading(double compass, double target)</text:p>
      <text:p text:style-name="Preformatted_20_Text">{</text:p>
      <text:p text:style-name="Preformatted_20_Text">    double result = target - compass;</text:p>
      <text:p text:style-name="Preformatted_20_Text">    if (result &lt; -180)</text:p>
      <text:p text:style-name="Preformatted_20_Text">    result += 360;</text:p>
      <text:p text:style-name="Preformatted_20_Text">    if (result &gt; 180)</text:p>
      <text:p text:style-name="Preformatted_20_Text">    result -= 360;</text:p>
      <text:p text:style-name="Preformatted_20_Text">    return result;</text:p>
      <text:p text:style-name="P1">}</text:p>
      <text:p text:style-name="Text_20_body"/>
      <text:p text:style-name="Text_20_body">Other functions</text:p>
      <text:p text:style-name="Text_20_body"/>
      <text:p text:style-name="Text_20_body"><text:a xlink:type="simple" xlink:href="http://code.google.com/p/robomagellan/source/browse/ANA/via/src/drivers/gps.c">http://code.google.com/p/robomagellan/source/browse/ANA/via/src/drivers/gps.c</text:a> </text:p>
      <text:p text:style-name="Text_20_body"/>
      <text:p text:style-name="Preformatted_20_Text">double Delta(double a, double b)</text:p>
      <text:p text:style-name="Preformatted_20_Text">{</text:p>
      <text:p text:style-name="Preformatted_20_Text">        return a - b;</text:p>
      <text:p text:style-name="Preformatted_20_Text">}</text:p>
      <text:p text:style-name="Preformatted_20_Text">double OppositeAngle(double angle)</text:p>
      <text:p text:style-name="Preformatted_20_Text">{</text:p>
      <text:p text:style-name="Preformatted_20_Text">        double retVal = 0.0;</text:p>
      <text:p text:style-name="Preformatted_20_Text">        if (angle &lt;= 180.0)</text:p>
      <text:p text:style-name="Preformatted_20_Text">                retVal = angle + 180.0;</text:p>
      <text:p text:style-name="Preformatted_20_Text">        else if (angle &gt; 180.0)</text:p>
      <text:p text:style-name="Preformatted_20_Text">                retVal = angle - 180.0;</text:p>
      <text:p text:style-name="Preformatted_20_Text">        return retVal;</text:p>
      <text:p text:style-name="Preformatted_20_Text">}</text:p>
      <text:p text:style-name="Preformatted_20_Text">int CalcQuadrant(double coneLat, double coneLong, double carLat, double carLong)</text:p>
      <text:p text:style-name="Preformatted_20_Text">{</text:p>
      <text:p text:style-name="Preformatted_20_Text">        double deltaX, deltaY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// quad0 is upper right, quad1 is lower right</text:p>
      <text:p text:style-name="Preformatted_20_Text">        // quad2 is lower left, quad3 is upper left</text:p>
      <text:p text:style-name="Preformatted_20_Text">        if (deltaX &gt; 0)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0;</text:p>
      <text:p text:style-name="Preformatted_20_Text">                else</text:p>
      <text:p text:style-name="Preformatted_20_Text">                        return QUAD1;</text:p>
      <text:p text:style-name="Preformatted_20_Text">        }</text:p>
      <text:p text:style-name="Preformatted_20_Text">        else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3;</text:p>
      <text:p text:style-name="Preformatted_20_Text">                else</text:p>
      <text:p text:style-name="Preformatted_20_Text">                        return QUAD2;</text:p>
      <text:p text:style-name="Preformatted_20_Text">        }</text:p>
      <text:p text:style-name="Preformatted_20_Text">}</text:p>
      <text:p text:style-name="Preformatted_20_Text">double CalcNRef(int quadrant, double coneLat, double coneLong, double carLat,</text:p>
      <text:p text:style-name="Preformatted_20_Text">                double carLong)</text:p>
      <text:p text:style-name="Preformatted_20_Text"><text:soft-page-break/>{</text:p>
      <text:p text:style-name="Preformatted_20_Text">        double deltaX, deltaY;</text:p>
      <text:p text:style-name="Preformatted_20_Text">        double angle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if (quadrant == QUAD3)</text:p>
      <text:p text:style-name="Preformatted_20_Text">        {</text:p>
      <text:p text:style-name="Preformatted_20_Text">                deltaX = -deltaX;</text:p>
      <text:p text:style-name="Preformatted_20_Text">                deltaY = -deltaY;</text:p>
      <text:p text:style-name="Preformatted_20_Text">        }</text:p>
      <text:p text:style-name="Preformatted_20_Text">        else if (quadrant == QUAD2)</text:p>
      <text:p text:style-name="Preformatted_20_Text">        {</text:p>
      <text:p text:style-name="Preformatted_20_Text">                deltaX = -deltaX;</text:p>
      <text:p text:style-name="Preformatted_20_Text">        }</text:p>
      <text:p text:style-name="Preformatted_20_Text">        else if (quadrant == QUAD0)</text:p>
      <text:p text:style-name="Preformatted_20_Text">                deltaY = -deltaY;</text:p>
      <text:p text:style-name="Preformatted_20_Text">        //printf("deltaX: %f,  deltaY: %f\n", deltaX, deltaY);</text:p>
      <text:p text:style-name="Preformatted_20_Text">        angle = atan(deltaY / deltaX);</text:p>
      <text:p text:style-name="Preformatted_20_Text">        return 90 - (180 / (M_PI)) * angle;</text:p>
      <text:p text:style-name="Preformatted_20_Text">}</text:p>
      <text:p text:style-name="Preformatted_20_Text">int Turn(int quadrant, double nRef, double heading)</text:p>
      <text:p text:style-name="Preformatted_20_Text">{</text:p>
      <text:p text:style-name="Preformatted_20_Text">        double refLineAngle = 0.0; // angle from North to line containing robot and cone (counter clockwise)</text:p>
      <text:p text:style-name="Preformatted_20_Text">        double headingMinusRefAngle = 0.0; // compass heading minus refLineAngle wrt North</text:p>
      <text:p text:style-name="Preformatted_20_Text">        double turnAngle = 0.0;</text:p>
      <text:p text:style-name="Preformatted_20_Text">        int turnDirection = 0; // 1 is right, 0 is left</text:p>
      <text:p text:style-name="Preformatted_20_Text">        int retVal = 115; // 128 - center line; 64 - half turn left;</text:p>
      <text:p text:style-name="Preformatted_20_Text">        // 192 - half turn right;  0 - full turn left;  255 - full turn right</text:p>
      <text:p text:style-name="Preformatted_20_Text">        int C_180 = 180;</text:p>
      <text:p text:style-name="Preformatted_20_Text">        double turnAngleMinus180;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/*printf("refLineAngle: %f\n", refLineAngle);*/</text:p>
      <text:p text:style-name="Preformatted_20_Text">        if (heading &lt; OppositeAngle(refLineAngle))</text:p>
      <text:p text:style-name="Preformatted_20_Text">                headingMinusRefAngle = heading - refLineAngle;</text:p>
      <text:p text:style-name="Preformatted_20_Text">        else if (heading &gt;= OppositeAngle(refLineAngle))</text:p>
      <text:p text:style-name="Preformatted_20_Text">                headingMinusRefAngle = refLineAngle - heading;</text:p>
      <text:p text:style-name="Preformatted_20_Text">        if (headingMinusRefAngle &gt;=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0;</text:p>
      <text:p text:style-name="Preformatted_20_Text">                else if ((quadrant == QUAD1) || (quadrant == QUAD0))</text:p>
      <text:p text:style-name="Preformatted_20_Text">                        turnDirection = 1;</text:p>
      <text:p text:style-name="Preformatted_20_Text">                turnAngle = fabs(C_180 - headingMinusRefAngle);</text:p>
      <text:p text:style-name="Preformatted_20_Text">        }</text:p>
      <text:p text:style-name="Preformatted_20_Text">        else if (headingMinusRefAngle &lt;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1;</text:p>
      <text:p text:style-name="Preformatted_20_Text">                else if ((quadrant == QUAD1) || (quadrant == QUAD0))</text:p>
      <text:p text:style-name="Preformatted_20_Text">                        turnDirection = 0;</text:p>
      <text:p text:style-name="Preformatted_20_Text">                turnAngle = fabs(C_180 + headingMinusRefAngle);</text:p>
      <text:p text:style-name="Preformatted_20_Text">        }</text:p>
      <text:p text:style-name="Preformatted_20_Text">        // need to return a number [0, 255]</text:p>
      <text:p text:style-name="Preformatted_20_Text"><text:soft-page-break/>        // 125-130 means don't turn (close to 128, which is the center line)</text:p>
      <text:p text:style-name="Preformatted_20_Text">        printf("turnDirection: %d  turnAngle: %f\n", turnDirection, turnAngle);</text:p>
      <text:p text:style-name="Preformatted_20_Text">        turnAngleMinus180 = fabs(turnAngle - C_180);</text:p>
      <text:p text:style-name="Preformatted_20_Text">        if (turnDirection == 0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1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2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3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4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else if (turnDirection == 1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2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9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8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7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return retVal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rectionTo()</text:p>
      <text:p text:style-name="Preformatted_20_Text"> * Purpose: To find the direction to a certain location given the point to go</text:p>
      <text:p text:style-name="Preformatted_20_Text"> *      to and the point we're at.</text:p>
      <text:p text:style-name="Preformatted_20_Text"> * Description: Copied from the GPS code.</text:p>
      <text:p text:style-name="Preformatted_20_Text"> * Parameters:</text:p>
      <text:p text:style-name="Preformatted_20_Text"> *  - carLat: Our latitude.</text:p>
      <text:p text:style-name="Preformatted_20_Text"> *  - carLong: Our longitude.</text:p>
      <text:p text:style-name="Preformatted_20_Text"> *  - coneLat: The latitude we want to get to.</text:p>
      <text:p text:style-name="Preformatted_20_Text"> *  - coneLong: The longitude we want to get to.</text:p>
      <text:p text:style-name="Preformatted_20_Text"> * Return value: Returns the direction we need to go to.</text:p>
      <text:p text:style-name="Preformatted_20_Text"> * -------------------------------------------------------------------------- */</text:p>
      <text:p text:style-name="Preformatted_20_Text">double DirectionTo (double carLat, double carLong, double coneLat,</text:p>
      <text:p text:style-name="Preformatted_20_Text">        double coneLong) {</text:p>
      <text:p text:style-name="Preformatted_20_Text">        int quadrant = CalcQuadrant (carLat, carLong, coneLat, coneLong);</text:p>
      <text:p text:style-name="Preformatted_20_Text">        double nRef = CalcNRef (quadrant, carLat, carLong, coneLat, coneLong);</text:p>
      <text:p text:style-name="Preformatted_20_Text">        double refLineAngle = 0.0;  // angle from North to line containing robot and cone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<text:soft-page-break/>                refLineAngle = (90 * quadrant) + nRef;</text:p>
      <text:p text:style-name="Preformatted_20_Text">        while (refLineAngle &gt;= 360)</text:p>
      <text:p text:style-name="Preformatted_20_Text">                refLineAngle -= 360;</text:p>
      <text:p text:style-name="Preformatted_20_Text">        while (refLineAngle &lt; 0)</text:p>
      <text:p text:style-name="Preformatted_20_Text">                refLineAngle += 360;</text:p>
      <text:p text:style-name="Preformatted_20_Text">        return refLineAngle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stanceBetween()</text:p>
      <text:p text:style-name="Preformatted_20_Text"> * Purpose: To calculate the distance between two GPS coordinates.</text:p>
      <text:p text:style-name="Preformatted_20_Text"> * Description: Uses the standard distance formula, converts to inches as well.</text:p>
      <text:p text:style-name="Preformatted_20_Text"> * Parameters:</text:p>
      <text:p text:style-name="Preformatted_20_Text"> *      - coord1Lat: Latitude of first coordinate.</text:p>
      <text:p text:style-name="Preformatted_20_Text"> *  - coord1Long: Longitude of first coordinate.</text:p>
      <text:p text:style-name="Preformatted_20_Text"> *  - coord2Lat: Latitude of second coordinate.</text:p>
      <text:p text:style-name="Preformatted_20_Text"> *  - coord2Long: Longitude of second coordinate.</text:p>
      <text:p text:style-name="Preformatted_20_Text"> * Return value: Returns the distance, in inches, between the two coordinates.</text:p>
      <text:p text:style-name="Preformatted_20_Text"> * -------------------------------------------------------------------------- */</text:p>
      <text:p text:style-name="Preformatted_20_Text">double DistanceBetween (double coord1Lat, double coord1Long, double coord2Lat,</text:p>
      <text:p text:style-name="Preformatted_20_Text">        double coord2Long) {</text:p>
      <text:p text:style-name="Preformatted_20_Text">        double deltaLat = coord1Lat - coord2Lat;</text:p>
      <text:p text:style-name="Preformatted_20_Text">        double deltaLong = coord1Long - coord2Long;</text:p>
      <text:p text:style-name="Preformatted_20_Text">        deltaLat *= INCHES_PER_DEG_LAT;</text:p>
      <text:p text:style-name="Preformatted_20_Text">        deltaLong *= INCHES_PER_DEG_LONG;</text:p>
      <text:p text:style-name="Preformatted_20_Text">        return sqrt(deltaLat*deltaLat + deltaLong*deltaLong);</text:p>
      <text:p text:style-name="Preformatted_20_Text">}</text:p>
      <text:p text:style-name="Preformatted_20_Text">int get_turn_value (double coneLat, double coneLong,int tty,double carLat, double carLong)</text:p>
      <text:p text:style-name="Preformatted_20_Text">{</text:p>
      <text:p text:style-name="Preformatted_20_Text">        double heading = 0;// strtod(argv[5], NULL);</text:p>
      <text:p text:style-name="Preformatted_20_Text">        int quadrant;</text:p>
      <text:p text:style-name="Preformatted_20_Text">        double nref;</text:p>
      <text:p text:style-name="Preformatted_20_Text">        int turnValue;</text:p>
      <text:p text:style-name="Preformatted_20_Text">        quadrant = CalcQuadrant(coneLat, coneLong, carLat, carLong);</text:p>
      <text:p text:style-name="Preformatted_20_Text">        nref = CalcNRef(quadrant, coneLat, coneLong, carLat, carLong);</text:p>
      <text:p text:style-name="Preformatted_20_Text">        heading = get_heading();</text:p>
      <text:p text:style-name="Preformatted_20_Text">        turnValue = Turn(quadrant, nref, heading);</text:p>
      <text:p text:style-name="Preformatted_20_Text">        return turnValue;</text:p>
      <text:p text:style-name="P1">}</text:p>
      <text:p text:style-name="Text_20_body"/>
      <text:p text:style-name="Text_20_body"><text:a xlink:type="simple" xlink:href="https://github.com/petemarshall77/RoboMagellan/blob/master/CrawlerNavigation/CrawlerNavigation.pde">https://github.com/petemarshall77/RoboMagellan/blob/master/CrawlerNavigation/CrawlerNavigation.pde</text:a> </text:p>
      <text:p text:style-name="Text_20_body"/>
      <text:p text:style-name="Text_20_body"><text:a xlink:type="simple" xlink:href="https://github.com/petemarshall77/RoboMagellan/blob/master/crawlerGPS/crawlerGPS.pde">https://github.com/petemarshall77/RoboMagellan/blob/master/crawlerGPS/crawlerGPS.pde</text:a></text:p>
      <text:p text:style-name="Text_20_body"/>
      <text:p text:style-name="Text_20_body"><text:a xlink:type="simple" xlink:href="http://usumagellan.wikidot.com/svn-code">http://usumagellan.wikidot.com/svn-code</text:a></text:p>
      <text:p text:style-name="Text_20_body"/>
      <text:p text:style-name="Text_20_body"/>
      <text:p text:style-name="Text_20_body"/>
      <text:p text:style-name="Text_20_body"/>
      <text:p text:style-name="Text_20_body"><text:soft-page-break/><text:a xlink:type="simple" xlink:href="http://code.google.com/p/robomagellan-gps/source/browse/trunk/gps_crawler/crawlerGPS.pde?spec=svn7&amp;r=7">http://code.google.com/p/robomagellan-gps/source/browse/trunk/gps_crawler/crawlerGPS.pde?spec=svn7&amp;r=7</text:a></text:p>
      <text:p text:style-name="Text_20_body"/>
      <text:p text:style-name="Text_20_body"><text:a xlink:type="simple" xlink:href="http://robomagellan-gps.googlecode.com/svn/trunk/gps_crawler/crawlerGPS.pde">http://robomagellan-gps.googlecode.com/svn/trunk/gps_crawler/crawlerGPS.pde</text:a></text:p>
      <text:p text:style-name="Text_20_body"/>
      <text:p text:style-name="Text_20_body"><text:a xlink:type="simple" xlink:href="http://letsmakerobots.com/node/5972">http://letsmakerobots.com/node/5972</text:a></text:p>
      <text:p text:style-name="Text_20_body"/>
      <text:p text:style-name="Text_20_body"><text:a xlink:type="simple" xlink:href="http://arduiniana.org/libraries/tinygps/">http://arduiniana.org/libraries/tinygps/</text:a></text:p>
      <text:p text:style-name="Text_20_body"><text:a xlink:type="simple" xlink:href="http://diydrones.com/profiles/blogs/ardupilot-main-page">http://diydrones.com/profiles/blogs/ardupilot-main-page</text:a></text:p>
      <text:p text:style-name="Text_20_body"><text:a xlink:type="simple" xlink:href="http://code.google.com/p/ardupilot/">http://code.google.com/p/ardupilot/</text:a></text:p>
      <text:p text:style-name="Text_20_body"/>
      <text:p text:style-name="Text_20_body"><text:a xlink:type="simple" xlink:href="http://code.google.com/p/msucs435magellan/source/browse/trunk/RoboMagellan/src/RoboMagellan.java">http://code.google.com/p/msucs435magellan/source/browse/trunk/RoboMagellan/src/RoboMagellan.java</text:a></text:p>
      <text:p text:style-name="Text_20_body"/>
      <text:p text:style-name="Text_20_body"><text:a xlink:type="simple" xlink:href="http://sites.google.com/site/jefmangelschots/home/robotics/tutorials/competitions/robomagellan">http://sites.google.com/site/jefmangelschots/home/robotics/tutorials/competitions/robomagellan</text:a></text:p>
      <text:p text:style-name="Text_20_body"/>
      <text:p text:style-name="Text_20_body"><text:a xlink:type="simple" xlink:href="http://www.deanandara.com/Argonaut/Sensors/Gps/GettingData.html">http://www.deanandara.com/Argonaut/Sensors/Gps/GettingData.html</text:a></text:p>
      <text:p text:style-name="Text_20_body"/>
      <text:p text:style-name="Text_20_body"><text:a xlink:type="simple" xlink:href="http://www.movable-type.co.uk/scripts/latlong.html">http://www.movable-type.co.uk/scripts/latlong.html</text:a></text:p>
      <text:p text:style-name="Text_20_body"/>
      <text:p text:style-name="Text_20_body"><text:a xlink:type="simple" xlink:href="http://www.doc.ic.ac.uk/~nd/surprise_97/journal/vol4/jmd/">http://www.doc.ic.ac.uk/~nd/surprise_97/journal/vol4/jmd/</text:a></text:p>
      <text:p text:style-name="Text_20_body"/>
      <text:p text:style-name="Text_20_body"><text:a xlink:type="simple" xlink:href="http://www.doc.ic.ac.uk/~nd/surprise_97/journal/vol1/jmd/">http://www.doc.ic.ac.uk/~nd/surprise_97/journal/vol1/jmd/</text:a></text:p>
      <text:p text:style-name="Text_20_body"/>
      <text:p text:style-name="Text_20_body"><text:a xlink:type="simple" xlink:href="http://www.aprs.net/vm/gps_cs.htm">http://www.aprs.net/vm/gps_cs.htm</text:a></text:p>
      <text:p text:style-name="Text_20_body"/>
      <text:p text:style-name="Text_20_body"><text:a xlink:type="simple" xlink:href="http://en.wikipedia.org/wiki/Error_analysis_for_the_Global_Positioning_System">http://en.wikipedia.org/wiki/Error_analysis_for_the_Global_Positioning_System</text:a></text:p>
      <text:p text:style-name="Text_20_body"/>
      <text:p text:style-name="Text_20_body"><text:a xlink:type="simple" xlink:href="http://www.deanandara.com/Argonaut/">http://www.deanandara.com/Argonaut/</text:a></text:p>
      <text:p text:style-name="Text_20_body"/>
      <text:p text:style-name="Text_20_body"><text:a xlink:type="simple" xlink:href="http://www.deanandara.com/Argonaut/Sensors/KalmanFilter/">http://www.deanandara.com/Argonaut/Sensors/KalmanFilter/</text:a></text:p>
      <text:p text:style-name="Text_20_body"/>
      <text:p text:style-name="Text_20_body"><text:a xlink:type="simple" xlink:href="http://en.wikipedia.org/wiki/Error_analysis_for_the_Global_Positioning_System">http://en.wikipedia.org/wiki/Error_analysis_for_the_Global_Positioning_System</text:a></text:p>
      <text:p text:style-name="Text_20_body"><text:a xlink:type="simple" xlink:href="http://www.deanandara.com/Argonaut/Sensors/Gps/GettingData.html">http://www.deanandara.com/Argonaut/Sensors/Gps/GettingData.html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1-06T18:17:16</dc:date>
    <dc:creator>Juan Moral</dc:creator>
    <meta:editing-duration>PT01H19M47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6" meta:paragraph-count="256" meta:word-count="1073" meta:character-count="10693"/>
  </office:meta>
</office:document-meta>
</file>